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/>
      <style:text-properties fo:color="#00B05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ext-properties fo:color="#C00000" fo:font-weight="bold" style:font-weight-asian="bold" style:font-weight-complex="bold"/>
    </style:style>
    <style:style style:name="ce7" style:family="table-cell" style:parent-style-name="Default" style:data-style-name="N0">
      <style:text-properties fo:color="#00B05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7" style:family="table-cell" style:parent-style-name="Link" style:data-style-name="N0">
      <style:text-properties fo:color="#0000FF" style:text-underline-style="solid" style:text-underline-type="single"/>
    </style:style>
    <style:style style:name="ce18" style:family="table-cell" style:parent-style-name="Default" style:data-style-name="N0">
      <style:table-cell-properties fo:background-color="#F2F2F2"/>
    </style:style>
    <style:style style:name="ce19" style:family="table-cell" style:parent-style-name="Default" style:data-style-name="N0">
      <style:table-cell-properties fo:border="thin solid #000000" fo:background-color="#F2F2F2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F2F2F2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2" style:family="table-cell" style:parent-style-name="Default" style:data-style-name="N2">
      <style:table-cell-properties fo:border="thin solid #000000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C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2.38125cm" style:use-optimal-column-width="true"/>
    </style:style>
    <style:style style:name="co14" style:family="table-column">
      <style:table-column-properties fo:break-before="auto" style:column-width="10.7685416666667cm"/>
    </style:style>
    <style:style style:name="co15" style:family="table-column">
      <style:table-column-properties fo:break-before="auto" style:column-width="4.048125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3.43958333333333cm"/>
    </style:style>
    <style:style style:name="co18" style:family="table-column">
      <style:table-column-properties fo:break-before="auto" style:column-width="0.873125cm"/>
    </style:style>
    <style:style style:name="co19" style:family="table-column">
      <style:table-column-properties fo:break-before="auto" style:column-width="3.54541666666667cm"/>
    </style:style>
    <style:style style:name="co20" style:family="table-column">
      <style:table-column-properties fo:break-before="auto" style:column-width="3.46604166666667cm"/>
    </style:style>
    <style:style style:name="co21" style:family="table-column">
      <style:table-column-properties fo:break-before="auto" style:column-width="1.05833333333333cm"/>
    </style:style>
    <style:style style:name="co22" style:family="table-column">
      <style:table-column-properties fo:break-before="auto" style:column-width="3.413125cm"/>
    </style:style>
    <style:style style:name="co23" style:family="table-column">
      <style:table-column-properties fo:break-before="auto" style:column-width="1.32291666666667cm"/>
    </style:style>
    <style:style style:name="co24" style:family="table-column">
      <style:table-column-properties fo:break-before="auto" style:column-width="5.476875cm"/>
    </style:style>
    <style:style style:name="co25" style:family="table-column">
      <style:table-column-properties fo:break-before="auto" style:column-width="5.08cm"/>
    </style:style>
    <style:style style:name="co26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65.2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53.25pt" style:use-optimal-row-height="false" fo:break-before="auto"/>
    </style:style>
    <style:style style:name="ro7" style:family="table-row">
      <style:table-row-properties style:row-height="32.2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easy_computing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3">
            <text:p>=3^5</text:p>
          </table:table-cell>
          <table:table-cell office:value-type="float" office:value="243" table:formula="of:=3^5" table:style-name="ce23">
            <text:p>243</text:p>
          </table:table-cell>
          <table:table-cell office:value-type="string" table:style-name="ce23">
            <text:p>=REST(C2;7)</text:p>
          </table:table-cell>
          <table:table-cell office:value-type="float" office:value="5" table:formula="of:=MOD([.C2];7)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3">
            <text:p>=3^(2+2+1)</text:p>
          </table:table-cell>
          <table:table-cell office:value-type="float" office:value="243" table:formula="of:=3^(2+2+1)" table:style-name="ce23">
            <text:p>24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3">
            <text:p>=3^2 * 3^2 * 3^1</text:p>
          </table:table-cell>
          <table:table-cell office:value-type="float" office:value="243" table:formula="of:=3^2 * 3^2 * 3^1" table:style-name="ce23">
            <text:p>24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3">
            <text:p>=9 * 9 * 3</text:p>
          </table:table-cell>
          <table:table-cell table:style-name="ce1"/>
          <table:table-cell office:value-type="string" table:style-name="ce23">
            <text:p>=REST(REST(REST(9;7)*9;7)*3;7)</text:p>
          </table:table-cell>
          <table:table-cell office:value-type="float" office:value="5" table:formula="of:=MOD(MOD(MOD(9;7)*9;7)*3;7)" table:style-name="ce1">
            <text:p>5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mapping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bas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vid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unktioniert auch mit 19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Plaintext</text:p>
          </table:table-cell>
          <table:table-cell table:style-name="ce1"/>
          <table:table-cell office:value-type="string" table:style-name="ce1">
            <text:p>Modulo - Rest - Cyphertex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3">
            <text:p>=REST(base^B4;divider)</text:p>
          </table:table-cell>
          <table:table-cell office:value-type="float" office:value="2" table:formula="of:=MOD($$base^[.B4];$$divider)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3">
            <text:p>=REST(base^B5;divider)</text:p>
          </table:table-cell>
          <table:table-cell office:value-type="float" office:value="4" table:formula="of:=MOD($$base^[.B5];$$divider)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3">
            <text:p>=REST(base^B6;divider)</text:p>
          </table:table-cell>
          <table:table-cell office:value-type="float" office:value="8" table:formula="of:=MOD($$base^[.B6];$$divider)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3">
            <text:p>=REST(base^B7;divider)</text:p>
          </table:table-cell>
          <table:table-cell office:value-type="float" office:value="5" table:formula="of:=MOD($$base^[.B7];$$divider)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3">
            <text:p>=REST(base^B8;divider)</text:p>
          </table:table-cell>
          <table:table-cell office:value-type="float" office:value="10" table:formula="of:=MOD($$base^[.B8];$$divider)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3">
            <text:p>=REST(base^B9;divider)</text:p>
          </table:table-cell>
          <table:table-cell office:value-type="float" office:value="9" table:formula="of:=MOD($$base^[.B9];$$divider)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3">
            <text:p>=REST(base^B10;divider)</text:p>
          </table:table-cell>
          <table:table-cell office:value-type="float" office:value="7" table:formula="of:=MOD($$base^[.B10];$$divider)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3">
            <text:p>=REST(base^B11;divider)</text:p>
          </table:table-cell>
          <table:table-cell office:value-type="float" office:value="3" table:formula="of:=MOD($$base^[.B11];$$divider)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3">
            <text:p>=REST(base^B12;divider)</text:p>
          </table:table-cell>
          <table:table-cell office:value-type="float" office:value="6" table:formula="of:=MOD($$base^[.B12];$$divider)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3">
            <text:p>=REST(base^B13;divider)</text:p>
          </table:table-cell>
          <table:table-cell office:value-type="float" office:value="1" table:formula="of:=MOD($$base^[.B13];$$divider)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23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style-name="ce24"/>
          <table:table-cell office:value-type="string" table:number-columns-spanned="3" table:number-rows-spanned="1" table:style-name="ce16">
            <text:p>Injektive Abbildung - jedes Element von Plain<text:s/></text:p>
            <text:p>hat genau ein Element von Cypher und umgekehrt.</text:p>
            <text:p>Berechnung von Plain nach Cypher ist relativ leicht.</text:p>
            <text:p>Keine Umkehrfunktion (Vermutung, aber unbewiesen)</text:p>
          </table:table-cell>
          <table:covered-table-cell table:number-columns-repeated="2"/>
          <table:table-cell table:style-name="ce25"/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asymmetric-encr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8"/>
        <table:table-column table:style-name="co11" table:default-cell-style-name="ce18"/>
        <table:table-column table:style-name="co1" table:default-cell-style-name="ce18"/>
        <table:table-column table:style-name="co12" table:default-cell-style-name="ce18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<text:a xlink:href="https://en.wikibooks.org/wiki/Cryptography/A_Basic_Public_Key_Example">Private - Public - Key Encryption - https://en.wikibooks.org/wiki/Cryptography/A_Basic_Public_Key_Example</text:a></text:p>
          </table:table-cell>
          <table:table-cell table:number-columns-repeated="3" table:style-name="ce1"/>
          <table:table-cell table:number-columns-repeated="4" table:style-name="ce18"/>
          <table:table-cell table:number-columns-repeated="16376" table:style-name="ce1"/>
        </table:table-row>
        <table:table-row table:style-name="ro4">
          <table:table-cell table:style-name="ce5"/>
          <table:table-cell office:value-type="string" table:style-name="ce5">
            <text:p>prime1</text:p>
          </table:table-cell>
          <table:table-cell office:value-type="string" table:style-name="ce5">
            <text:p>prime2</text:p>
          </table:table-cell>
          <table:table-cell office:value-type="string" table:style-name="ce5">
            <text:p>p</text:p>
          </table:table-cell>
          <table:table-cell office:value-type="string" table:style-name="ce19">
            <office:annotation draw:style-name="a0" svg:x="6.60416666666667in" svg:y="0.15625in" svg:width="2.19791666666667in" svg:height="1.3125in">
              <dc:creator>Peter Buchmann</dc:creator>
              <text:p><text:span text:style-name="T7">Peter Buchmann:</text:span><text:span text:style-name="T8"/></text:p>
              <text:p><text:span text:style-name="T8">randomly selected prime &lt; AMod</text:span></text:p>
            </office:annotation>
            <text:p>pub_exp</text:p>
          </table:table-cell>
          <table:table-cell office:value-type="string" table:style-name="ce20">
            <office:annotation draw:style-name="a1" svg:x="3.6875in" svg:y="0.15625in" svg:width="2.38541666666667in" svg:height="1.3125in">
              <dc:creator>Peter Buchmann</dc:creator>
              <text:p><text:span text:style-name="T7">Peter Buchmann:</text:span><text:span text:style-name="T8"/></text:p>
              <text:p><text:span text:style-name="T8">Helper for computing private exponent</text:span></text:p>
            </office:annotation>
            <text:p>f(n)</text:p>
            <text:p>p-1 <text:s/>* q-1</text:p>
          </table:table-cell>
          <table:table-cell office:value-type="string" table:style-name="ce19">
            <office:annotation draw:style-name="a2" svg:x="4.79166666666667in" svg:y="0.15625in" svg:width="2.41666666666667in" svg:height="1.3125in">
              <dc:creator>Peter Buchmann</dc:creator>
              <text:p><text:span text:style-name="T7">Peter Buchmann:</text:span><text:span text:style-name="T8"/></text:p>
              <text:p><text:span text:style-name="T8">Target value for<text:s/></text:span><text:span text:style-name="T8"/></text:p>
              <text:p><text:span text:style-name="T8">the complementary</text:span><text:span text:style-name="T8"/></text:p>
              <text:p><text:span text:style-name="T8">private exponent</text:span></text:p>
            </office:annotation>
            <text:p>must == 1</text:p>
          </table:table-cell>
          <table:table-cell office:value-type="string" table:style-name="ce19">
            <text:p>priv_exp</text:p>
          </table:table-cell>
          <table:table-cell office:value-type="string" table:style-name="ce5">
            <text:p>plaintext</text:p>
          </table:table-cell>
          <table:table-cell office:value-type="string" table:style-name="ce5">
            <text:p>cyphtertext</text:p>
          </table:table-cell>
          <table:table-cell office:value-type="string" table:style-name="ce21">
            <text:p>cypher pow<text:s/></text:p>
            <text:p>priv_exp</text:p>
          </table:table-cell>
          <table:table-cell office:value-type="string" table:style-name="ce5">
            <text:p>deciphe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Alice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55" table:formula="of:=$$A_p*$$A_q" table:style-name="ce5">
            <text:p>55</text:p>
          </table:table-cell>
          <table:table-cell office:value-type="float" office:value="7" table:style-name="ce19">
            <text:p>7</text:p>
          </table:table-cell>
          <table:table-cell office:value-type="float" office:value="40" table:formula="of:=($$A_p-1 )*( $$A_q-1)" table:style-name="ce19">
            <text:p>40</text:p>
          </table:table-cell>
          <table:table-cell office:value-type="float" office:value="1" table:formula="of:= MOD( $$APrivExp*$$APubExp;$$A_N)" table:style-name="ce19">
            <text:p>1</text:p>
          </table:table-cell>
          <table:table-cell office:value-type="float" office:value="23" table:style-name="ce19">
            <text:p>23</text:p>
          </table:table-cell>
          <table:table-cell office:value-type="float" office:value="2" table:style-name="ce5">
            <text:p>2</text:p>
          </table:table-cell>
          <table:table-cell office:value-type="float" office:value="18" table:formula="of:=MOD($$plain^$$APubExp;$$AMod)" table:style-name="ce5">
            <text:p>18</text:p>
          </table:table-cell>
          <table:table-cell office:value-type="float" office:value="7.4347713614021904E+28" table:formula="of:=[.J3]^$$APrivExp" table:style-name="ce22">
            <text:p>74347713614021900000000000000.00</text:p>
          </table:table-cell>
          <table:table-cell office:value-type="float" office:value="0" table:formula="of:=MOD([.K3];$$AMod)" table:style-name="ce22">
            <text:p>#ZAHL!</text:p>
          </table:table-cell>
          <table:table-cell office:value-type="float" office:value="30" table:style-name="ce1">
            <text:p>30</text:p>
          </table:table-cell>
          <table:table-cell table:number-columns-repeated="16371"/>
        </table:table-row>
        <table:table-row table:style-name="ro1">
          <table:table-cell table:number-columns-repeated="4" table:style-name="ce5"/>
          <table:table-cell table:number-columns-repeated="4" table:style-name="ce19"/>
          <table:table-cell table:number-columns-repeated="2" table:style-name="ce5"/>
          <table:table-cell office:value-type="float" office:value="7.4347713614021904E+28" table:formula="of:=7.43477136140219E+28" table:style-name="ce22">
            <text:p>74347713614021900000000000000.00</text:p>
          </table:table-cell>
          <table:table-cell table:style-name="ce22"/>
          <table:table-cell table:number-columns-repeated="16372" table:style-name="ce1"/>
        </table:table-row>
        <table:table-row table:style-name="ro1">
          <table:table-cell office:value-type="string" table:style-name="ce5">
            <text:p>Bob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35" table:formula="of:=[.B5]*[.C5]" table:style-name="ce5">
            <text:p>35</text:p>
          </table:table-cell>
          <table:table-cell office:value-type="float" office:value="3" table:style-name="ce19">
            <text:p>3</text:p>
          </table:table-cell>
          <table:table-cell office:value-type="float" office:value="24" table:formula="of:=([.B5]-1)*([.C5]-1)" table:style-name="ce19">
            <text:p>24</text:p>
          </table:table-cell>
          <table:table-cell office:value-type="float" office:value="0.99999999999990097" table:formula="of:=MOD([.E5]*[.H5];[.F5])" table:style-name="ce19">
            <text:p>1</text:p>
          </table:table-cell>
          <table:table-cell office:value-type="float" office:value="24.3333333333333" table:style-name="ce19">
            <text:p>24.33333333</text:p>
          </table:table-cell>
          <table:table-cell office:value-type="float" office:value="2" table:style-name="ce5">
            <text:p>2</text:p>
          </table:table-cell>
          <table:table-cell office:value-type="float" office:value="8" table:formula="of:=MOD([.I5]^[.E5];[.D5])" table:style-name="ce5">
            <text:p>8</text:p>
          </table:table-cell>
          <table:table-cell office:value-type="float" office:value="5.9029581035870604E+20" table:formula="of:=[.J5]^$$APrivExp" table:style-name="ce22">
            <text:p>590295810358706000000.00</text:p>
          </table:table-cell>
          <table:table-cell office:value-type="float" office:value="0" table:formula="of:=MOD([.K5];[.D5])" table:style-name="ce22">
            <text:p>#ZAHL!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Bob2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77" table:formula="of:=[.B6]*[.C6]" table:style-name="ce5">
            <text:p>77</text:p>
          </table:table-cell>
          <table:table-cell office:value-type="float" office:value="3" table:style-name="ce19">
            <text:p>3</text:p>
          </table:table-cell>
          <table:table-cell office:value-type="float" office:value="60" table:formula="of:=([.B6]-1)*([.C6]-1)" table:style-name="ce19">
            <text:p>60</text:p>
          </table:table-cell>
          <table:table-cell office:value-type="float" office:value="0.99999999999990097" table:formula="of:=MOD([.E6]*[.H6];[.F6])" table:style-name="ce19">
            <text:p>1</text:p>
          </table:table-cell>
          <table:table-cell office:value-type="float" office:value="20.3333333333333" table:style-name="ce19">
            <text:p>20.33333333</text:p>
          </table:table-cell>
          <table:table-cell office:value-type="float" office:value="2" table:style-name="ce5">
            <text:p>2</text:p>
          </table:table-cell>
          <table:table-cell office:value-type="float" office:value="8" table:formula="of:=MOD([.I6]^[.E6];[.D6])" table:style-name="ce5">
            <text:p>8</text:p>
          </table:table-cell>
          <table:table-cell office:value-type="float" office:value="5.9029581035870604E+20" table:formula="of:=[.J6]^$$APrivExp" table:style-name="ce22">
            <text:p>590295810358706000000.00</text:p>
          </table:table-cell>
          <table:table-cell office:value-type="float" office:value="1" table:style-name="ce22">
            <text:p>1.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Bob3</text:p>
          </table:table-cell>
          <table:table-cell office:value-type="float" office:value="11" table:style-name="ce5">
            <text:p>11</text:p>
          </table:table-cell>
          <table:table-cell office:value-type="float" office:value="13" table:style-name="ce5">
            <text:p>13</text:p>
          </table:table-cell>
          <table:table-cell office:value-type="float" office:value="143" table:formula="of:=[.B7]*[.C7]" table:style-name="ce5">
            <text:p>143</text:p>
          </table:table-cell>
          <table:table-cell office:value-type="float" office:value="5" table:style-name="ce19">
            <text:p>5</text:p>
          </table:table-cell>
          <table:table-cell office:value-type="float" office:value="120" table:formula="of:=([.B7]-1)*([.C7]-1)" table:style-name="ce19">
            <text:p>120</text:p>
          </table:table-cell>
          <table:table-cell office:value-type="float" office:value="0.999999999999995" table:formula="of:=MOD([.E7]*[.H7];[.F7])" table:style-name="ce19">
            <text:p>1</text:p>
          </table:table-cell>
          <table:table-cell office:value-type="float" office:value="0.19999999999999901" table:style-name="ce19">
            <text:p>0.2</text:p>
          </table:table-cell>
          <table:table-cell office:value-type="float" office:value="2" table:style-name="ce5">
            <text:p>2</text:p>
          </table:table-cell>
          <table:table-cell office:value-type="float" office:value="32" table:formula="of:=MOD([.I7]^[.E7];[.D7])" table:style-name="ce5">
            <text:p>32</text:p>
          </table:table-cell>
          <table:table-cell office:value-type="float" office:value="4.1538374868278598E+34" table:formula="of:=[.J7]^$$APrivExp" table:style-name="ce22">
            <text:p>41538374868278600000000000000000000.00</text:p>
          </table:table-cell>
          <table:table-cell office:value-type="float" office:value="117" table:style-name="ce22">
            <text:p>117.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Bob3</text:p>
          </table:table-cell>
          <table:table-cell office:value-type="float" office:value="11" table:style-name="ce5">
            <text:p>11</text:p>
          </table:table-cell>
          <table:table-cell office:value-type="float" office:value="13" table:style-name="ce5">
            <text:p>13</text:p>
          </table:table-cell>
          <table:table-cell office:value-type="float" office:value="143" table:formula="of:=[.B8]*[.C8]" table:style-name="ce5">
            <text:p>143</text:p>
          </table:table-cell>
          <table:table-cell office:value-type="float" office:value="7" table:style-name="ce19">
            <text:p>7</text:p>
          </table:table-cell>
          <table:table-cell office:value-type="float" office:value="120" table:formula="of:=([.B8]-1)*([.C8]-1)" table:style-name="ce19">
            <text:p>120</text:p>
          </table:table-cell>
          <table:table-cell office:value-type="float" office:value="1" table:formula="of:=MOD([.E8]*[.H8];[.F8])" table:style-name="ce19">
            <text:p>1</text:p>
          </table:table-cell>
          <table:table-cell office:value-type="float" office:value="0.14285714285714299" table:style-name="ce19">
            <text:p>0.142857143</text:p>
          </table:table-cell>
          <table:table-cell office:value-type="float" office:value="2" table:style-name="ce5">
            <text:p>2</text:p>
          </table:table-cell>
          <table:table-cell office:value-type="float" office:value="128" table:formula="of:=MOD([.I8]^[.E8];[.D8])" table:style-name="ce5">
            <text:p>128</text:p>
          </table:table-cell>
          <table:table-cell office:value-type="float" office:value="2.9230032746618097E+48" table:formula="of:=[.J8]^$$APrivExp" table:style-name="ce22">
            <text:p>2923003274661810000000000000000000000000000000000.00</text:p>
          </table:table-cell>
          <table:table-cell office:value-type="float" office:value="2" table:formula="of:=MOD([.J8]^[.H8];[.D8])" table:style-name="ce22">
            <text:p>2.00</text:p>
          </table:table-cell>
          <table:table-cell table:number-columns-repeated="16372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diffi-hellmann" table:style-name="ta2">
        <table:table-column table:style-name="co7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6374" table:default-cell-style-name="ce1"/>
        <table:table-row table:style-name="ro1">
          <table:table-cell table:style-name="ce1"/>
          <table:table-cell office:value-type="string" table:style-name="ce1">
            <text:p>Diffi-Hellmann - finding a secret key over public channel - http://www.math.ucla.edu/~baker/40/handouts/rev_DH/node1.htm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3" table:style-name="ce10">
            <text:p>1.)</text:p>
          </table:table-cell>
          <table:table-cell office:value-type="string" table:number-columns-spanned="5" table:number-rows-spanned="1" table:style-name="ce11">
            <text:p>Alice und Bob einigen sich <text:s/>öffentlich auf eine<text:s/><text:span text:style-name="T2">Basis</text:span><text:s/>und einen<text:s/><text:span text:style-name="T2">Teiler</text:span></text:p>
          </table:table-cell>
          <table:covered-table-cell table:number-columns-repeated="4"/>
          <table:table-cell table:number-columns-repeated="16378" table:style-name="ce1"/>
        </table:table-row>
        <table:table-row table:style-name="ro5">
          <table:covered-table-cell/>
          <table:table-cell office:value-type="string" table:number-columns-spanned="2" table:number-rows-spanned="1" table:style-name="ce12">
            <text:p>Eine Basis g zum Potenzieren</text:p>
            <text:p><text:span text:style-name="T3">any<text:s/></text:span><text:span text:style-name="T4">relative<text:s/></text:span><text:span text:style-name="T3">prime to p</text:span></text:p>
          </table:table-cell>
          <table:covered-table-cell/>
          <table:table-cell table:style-name="ce2"/>
          <table:table-cell office:value-type="string" table:number-columns-spanned="2" table:number-rows-spanned="1" table:style-name="ce12">
            <text:p>Ein Teiler (Divisor) p <text:s/>- zum Teilen mit Rest</text:p>
          </table:table-cell>
          <table:covered-table-cell/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g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5">
            <text:p>p</text:p>
          </table:table-cell>
          <table:table-cell office:value-type="float" office:value="17" table:style-name="ce4">
            <text:p>17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4" table:style-name="ce10">
            <text:p>2.)</text:p>
          </table:table-cell>
          <table:table-cell office:value-type="string" table:number-columns-spanned="9" table:number-rows-spanned="1" table:style-name="ce13">
            <text:p>Alice und Bob denken sich im Stillen eine Zufallszahl<text:s/><text:span text:style-name="T5">a</text:span><text:s/>bzw.<text:s/><text:span text:style-name="T5">b</text:span><text:s/>aus.</text:p>
            <text:p>Sie potenzieren sie zur Basis g, teilen sie durch p und nehmen den verbleibenden Rest.</text:p>
            <text:p>Das Ergebnis<text:s/><text:span text:style-name="T2">Ap</text:span><text:s/>bzw.<text:s/><text:span text:style-name="T2">Bp</text:span><text:s/>übermitteln sie öffentlich an die Gegenseite.</text:p>
          </table:table-cell>
          <table:covered-table-cell table:number-columns-repeated="8"/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Alices Geheimzahl a</text:p>
          </table:table-cell>
          <table:table-cell office:value-type="float" office:value="7" table:style-name="ce6">
            <text:p>7</text:p>
          </table:table-cell>
          <table:table-cell office:value-type="string" table:style-name="ce1">
            <text:p>Ap=REST(2^a;p)</text:p>
          </table:table-cell>
          <table:table-cell office:value-type="float" office:value="9" table:formula="of:=MOD($$g^$$a;$$p)" table:style-name="ce7">
            <text:p>9</text:p>
          </table:table-cell>
          <table:table-cell table:style-name="ce1"/>
          <table:table-cell office:value-type="string" table:style-name="ce1">
            <text:p>Bobs Geheimzahl b</text:p>
          </table:table-cell>
          <table:table-cell office:value-type="float" office:value="4" table:style-name="ce6">
            <text:p>4</text:p>
          </table:table-cell>
          <table:table-cell office:value-type="string" table:style-name="ce1">
            <text:p>Bp=REST(2^b;p)</text:p>
          </table:table-cell>
          <table:table-cell office:value-type="float" office:value="16" table:formula="of:=MOD($$g^$$b;$$p)" table:style-name="ce7">
            <text:p>1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number-columns-spanned="9" table:number-rows-spanned="1" table:style-name="ce14">
            <text:p>Das Ergebnis<text:s/><text:span text:style-name="T2">Ap</text:span><text:s/>und<text:s/><text:span text:style-name="T2">Bp</text:span><text:s/>übermitteln sie öffentlich an die Gegenseite.</text:p>
          </table:table-cell>
          <table:covered-table-cell table:number-columns-repeated="8"/>
          <table:table-cell table:number-columns-repeated="16374"/>
        </table:table-row>
        <table:table-row table:style-name="ro7">
          <table:covered-table-cell/>
          <table:table-cell office:value-type="string" table:number-columns-spanned="9" table:number-rows-spanned="1" table:style-name="ce15">
            <text:p>Alice sendet ihren<text:s/><text:span text:style-name="T2">Rest</text:span><text:s/>an Bob <text:s text:c="65"/>Bob sendet seinen<text:s/><text:span text:style-name="T2">Rest<text:s/></text:span>an Alice</text:p>
          </table:table-cell>
          <table:covered-table-cell table:number-columns-repeated="8"/>
          <table:table-cell table:number-columns-repeated="16374" table:style-name="ce8"/>
        </table:table-row>
        <table:table-row table:style-name="ro8">
          <table:table-cell office:value-type="string" table:number-columns-spanned="1" table:number-rows-spanned="4" table:style-name="ce10">
            <text:p>3.)</text:p>
          </table:table-cell>
          <table:table-cell office:value-type="string" table:number-columns-spanned="9" table:number-rows-spanned="1" table:style-name="ce14">
            <text:p>Aus den Resten und ihrer jeweilgen Geheimzahl errechnen Alice und Bob nun die Verschlüsselungszahl K</text:p>
          </table:table-cell>
          <table:covered-table-cell table:number-columns-repeated="8"/>
          <table:table-cell table:number-columns-repeated="16374"/>
        </table:table-row>
        <table:table-row table:style-name="ro9">
          <table:covered-table-cell/>
          <table:table-cell office:value-type="string" table:number-columns-spanned="4" table:number-rows-spanned="1" table:style-name="ce16">
            <text:p>Bobs Rest hoch Alices Geheimzahl, Rest p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16">
            <text:p>Alice's Rest hoch Bobs Geheimzahl, Rest p</text:p>
          </table:table-cell>
          <table:covered-table-cell table:number-columns-repeated="3"/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<text:s/>K=REST(<text:span text:style-name="T2">Bp</text:span>^<text:span text:style-name="T5">a</text:span>;<text:span text:style-name="T2">p</text:span>)</text:p>
          </table:table-cell>
          <table:table-cell office:value-type="float" office:value="16" table:formula="of:=MOD($$Bp^$$a;$$p)" table:style-name="ce6">
            <text:p>16</text:p>
          </table:table-cell>
          <table:table-cell table:number-columns-repeated="3" table:style-name="ce1"/>
          <table:table-cell office:value-type="string" table:style-name="ce1">
            <text:p><text:s/>K=REST(<text:span text:style-name="T2">Ap</text:span>^<text:span text:style-name="T5">b</text:span>;<text:span text:style-name="T2">p</text:span>)</text:p>
          </table:table-cell>
          <table:table-cell office:value-type="float" office:value="16" table:formula="of:=MOD($$Ap^$$b;$$p)" table:style-name="ce6">
            <text:p>16</text:p>
          </table:table-cell>
          <table:table-cell table:number-columns-repeated="16376" table:style-name="ce1"/>
        </table:table-row>
        <table:table-row table:style-name="ro2">
          <table:covered-table-cell/>
          <table:table-cell office:value-type="string" table:number-columns-spanned="9" table:number-rows-spanned="1" table:style-name="ce15">
            <text:p>Im Ergebnis haben Alice und Bob die selbe abhörsichere Zahl,<text:s/></text:p>
            <text:p>die sie für die Verschlüsselung der fortfolgenden Kommunikation benützen können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ower operations quickly break the limits of Excel's number range. Use Rob Pikes XX App, to compute numbers with thousands of digits.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a" table:cell-range-address="diffi-hellmann.$C$7" table:base-cell-address="diffi-hellmann.$A$1"/>
          <table:named-range table:name="Ap" table:cell-range-address="diffi-hellmann.$E$7" table:base-cell-address="diffi-hellmann.$A$1"/>
          <table:named-range table:name="b" table:cell-range-address="diffi-hellmann.$H$7" table:base-cell-address="diffi-hellmann.$A$1"/>
          <table:named-range table:name="Bp" table:cell-range-address="diffi-hellmann.$J$7" table:base-cell-address="diffi-hellmann.$A$1"/>
          <table:named-range table:name="g" table:cell-range-address="diffi-hellmann.$C$5" table:base-cell-address="diffi-hellmann.$A$1"/>
          <table:named-range table:name="p" table:cell-range-address="diffi-hellmann.$F$5" table:base-cell-address="diffi-hellmann.$A$1"/>
        </table:named-expressions>
      </table:table>
      <table:table table:name="ex1" table:style-name="ta2">
        <table:table-column table:style-name="co24" table:default-cell-style-name="ce1"/>
        <table:table-column table:style-name="co9" table:default-cell-style-name="ce1"/>
        <table:table-column table:style-name="co25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ffi-Hellmann - finding a secret key over public channel - http://www.math.ucla.edu/~baker/40/handouts/rev_DH/node1.html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greed between Alice and Bo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y<text:s/><text:span text:style-name="T6">relative<text:s/></text:span>prime to 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 - Alice secret numb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=REST(2^a;p)</text:p>
          </table:table-cell>
          <table:table-cell office:value-type="float" office:value="3" table:formula="of:=MOD(2^$$a;$$p)" table:style-name="ce1">
            <text:p>3</text:p>
          </table:table-cell>
          <table:table-cell office:value-type="string" table:style-name="ce1">
            <text:p><text:s/>K=REST(Bp^a;p)</text:p>
          </table:table-cell>
          <table:table-cell office:value-type="float" office:value="8" table:formula="of:=MOD($$Bp^$$a;$$p)" table:style-name="ce1">
            <office:annotation draw:style-name="a3" svg:x="10.3229166666667in" svg:y="1.07291666666667in" svg:width="2.25in" svg:height="1.22916666666667in">
              <dc:creator>Peter Buchmann</dc:creator>
              <text:p><text:span text:style-name="T7">Peter Buchmann:</text:span><text:span text:style-name="T8"/></text:p>
              <text:p><text:span text:style-name="T8">The symmetric key</text:span><text:span text:style-name="T8"/></text:p>
              <text:p><text:span text:style-name="T8">for encryption</text:span></text:p>
            </office:annotation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 - Bobs secret numb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=REST(2^b;p)</text:p>
          </table:table-cell>
          <table:table-cell office:value-type="float" office:value="12" table:formula="of:=MOD(2^$$b;$$p)" table:style-name="ce1">
            <text:p>12</text:p>
          </table:table-cell>
          <table:table-cell office:value-type="string" table:style-name="ce1">
            <text:p><text:s/>K=REST(Ap^b;p)</text:p>
          </table:table-cell>
          <table:table-cell office:value-type="float" office:value="8" table:formula="of:=MOD($$Ap^$$b;$$p)" table:style-name="ce1">
            <text:p>8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ex2" table:style-name="ta2">
        <table:table-column table:style-name="co2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ffi-Hellmann - finding a secret key over public channel - http://www.math.ucla.edu/~baker/40/handouts/rev_DH/node1.html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=REST(2^a;p)</text:p>
          </table:table-cell>
          <table:table-cell office:value-type="float" office:value="6" table:formula="of:=MOD(2^$$a;$$p)" table:style-name="ce1">
            <text:p>6</text:p>
          </table:table-cell>
          <table:table-cell office:value-type="string" table:style-name="ce1">
            <text:p><text:s/>K=REST(Bp^a;p)</text:p>
          </table:table-cell>
          <table:table-cell office:value-type="float" office:value="9" table:formula="of:=MOD($$Bp^$$a;$$p)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=REST(2^b;p)</text:p>
          </table:table-cell>
          <table:table-cell office:value-type="float" office:value="5" table:formula="of:=MOD(2^$$b;$$p)" table:style-name="ce1">
            <text:p>5</text:p>
          </table:table-cell>
          <table:table-cell office:value-type="string" table:style-name="ce1">
            <text:p><text:s/>K=REST(Ap^b;p)</text:p>
          </table:table-cell>
          <table:table-cell office:value-type="float" office:value="9" table:formula="of:=MOD($$Ap^$$b;$$p)" table:style-name="ce1">
            <text:p>9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  <table:named-expressions>
          <table:named-range table:name="a" table:cell-range-address="ex2.$B$5" table:base-cell-address="ex2.$A$1"/>
          <table:named-range table:name="Ap" table:cell-range-address="ex2.$D$5" table:base-cell-address="ex2.$A$1"/>
          <table:named-range table:name="b" table:cell-range-address="ex2.$B$6" table:base-cell-address="ex2.$A$1"/>
          <table:named-range table:name="Bp" table:cell-range-address="ex2.$D$6" table:base-cell-address="ex2.$A$1"/>
          <table:named-range table:name="g" table:cell-range-address="ex2.$B$4" table:base-cell-address="ex2.$A$1"/>
          <table:named-range table:name="p" table:cell-range-address="ex2.$B$3" table:base-cell-address="ex2.$A$1"/>
        </table:named-expressions>
      </table:table>
      <table:named-expressions>
        <table:named-range table:name="a" table:cell-range-address="ex1.$B$5" table:base-cell-address="ex1.$A$1"/>
        <table:named-range table:name="A_N" table:cell-range-address="asymmetric-encr.$F$3" table:base-cell-address="asymmetric-encr.$A$1"/>
        <table:named-range table:name="A_p" table:cell-range-address="asymmetric-encr.$B$3" table:base-cell-address="asymmetric-encr.$A$1"/>
        <table:named-range table:name="A_q" table:cell-range-address="asymmetric-encr.$C$3" table:base-cell-address="asymmetric-encr.$A$1"/>
        <table:named-range table:name="AMod" table:cell-range-address="asymmetric-encr.$D$3" table:base-cell-address="asymmetric-encr.$A$1"/>
        <table:named-range table:name="Ap" table:cell-range-address="ex1.$D$5" table:base-cell-address="ex1.$A$1"/>
        <table:named-range table:name="APrivExp" table:cell-range-address="asymmetric-encr.$H$3" table:base-cell-address="asymmetric-encr.$A$1"/>
        <table:named-range table:name="APubExp" table:cell-range-address="asymmetric-encr.$E$3" table:base-cell-address="asymmetric-encr.$A$1"/>
        <table:named-range table:name="b" table:cell-range-address="ex1.$B$6" table:base-cell-address="ex1.$A$1"/>
        <table:named-range table:name="base" table:cell-range-address="mapping.$B$1" table:base-cell-address="mapping.$A$1"/>
        <table:named-range table:name="Bp" table:cell-range-address="ex1.$D$6" table:base-cell-address="ex1.$A$1"/>
        <table:named-range table:name="divider" table:cell-range-address="mapping.$B$2" table:base-cell-address="mapping.$A$1"/>
        <table:named-range table:name="g" table:cell-range-address="ex1.$B$4" table:base-cell-address="ex1.$A$1"/>
        <table:named-range table:name="p" table:cell-range-address="ex1.$B$3" table:base-cell-address="ex1.$A$1"/>
        <table:named-range table:name="plain" table:cell-range-address="asymmetric-encr.$I$3" table:base-cell-address="asymmetric-enc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er Buchmann</meta:initial-creator>
    <dc:creator>Peter Buchmann</dc:creator>
    <meta:creation-date>2016-10-23T20:24:49Z</meta:creation-date>
    <dc:date>2018-05-05T14:55:05Z</dc:date>
    <meta:editing-duration>PT0S</meta:editing-duration>
  </office:meta>
</office:document-meta>
</file>